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20a0ec" officeooo:paragraph-rsid="0020a0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cir que las tablas se han hecho con un algoritmo para minimizar el numero de genes repetido manteniedno grupos con funciones relacionad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1T00:30:48.700671296</meta:creation-date>
    <dc:date>2015-06-12T00:55:46.353570977</dc:date>
    <meta:editing-duration>PT14M50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1" meta:word-count="22" meta:character-count="139" meta:non-whitespace-character-count="118"/>
  </office:meta>
</office:document-meta>
</file>